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/>
    </style:style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background-color="transparen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fo:background-color="transparen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0" style:family="table-cell" style:parent-style-name="Default" style:data-style-name="N15">
      <style:table-cell-properties fo:border="thin solid #000000" style:vertical-align="middle" fo:background-color="#E6B8B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5">
      <style:table-cell-properties fo:border="thin solid #000000" style:vertical-align="middle" fo:wrap-option="wrap" fo:background-color="#E6B8B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5">
      <style:table-cell-properties fo:border="thin solid #000000" style:vertical-align="middle" fo:wrap-option="wrap" fo:background-color="#E6B8B7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4.73604166666667cm"/>
    </style:style>
    <style:style style:name="co3" style:family="table-column">
      <style:table-column-properties fo:break-before="auto" style:column-width="11.7739583333333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9.76312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8.2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76.5pt" style:use-optimal-row-height="true" fo:break-before="auto"/>
    </style:style>
    <style:style style:name="ro8" style:family="table-row">
      <style:table-row-properties style:row-height="114.75pt" style:use-optimal-row-height="true" fo:break-before="auto"/>
    </style:style>
    <style:style style:name="ro9" style:family="table-row">
      <style:table-row-properties style:row-height="51pt" style:use-optimal-row-height="true" fo:break-before="auto"/>
    </style:style>
    <style:style style:name="ro10" style:family="table-row">
      <style:table-row-properties style:row-height="17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C_EDU_2019_-_Coordenadore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number-columns-repeated="16379" table:default-cell-style-name="ce5"/>
        <table:table-row table:style-name="ro1">
          <table:table-cell office:value-type="string" table:number-columns-spanned="5" table:number-rows-spanned="1" table:style-name="ce15">
            <text:p>Dicionário de variáveis da pesquisa TIC Educação 2019</text:p>
            <text:p>Microdados referentes a unidade de análise Coordenador Pedagógico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12">
            <text:p>Tamanho</text:p>
          </table:table-cell>
          <table:table-cell office:value-type="string" table:style-name="ce10">
            <text:p>ID_variável</text:p>
          </table:table-cell>
          <table:table-cell office:value-type="string" table:style-name="ce11">
            <text:p>Descrição da variável</text:p>
          </table:table-cell>
          <table:table-cell office:value-type="string" table:style-name="ce11">
            <text:p>Tipo</text:p>
          </table:table-cell>
          <table:table-cell office:value-type="string" table:style-name="ce11">
            <text:p>Código e rótulo da variável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QUEST</text:p>
          </table:table-cell>
          <table:table-cell office:value-type="string" table:style-name="ce6">
            <text:p>Número de identificação do questionári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ESCOLA</text:p>
          </table:table-cell>
          <table:table-cell office:value-type="string" table:style-name="ce6">
            <text:p>Código de identificação da escola entre as bases de microdados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COD_REGIAO</text:p>
          </table:table-cell>
          <table:table-cell office:value-type="string" table:style-name="ce6">
            <text:p>Regi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="Norte"</text:p>
            <text:p>2="Nordeste"</text:p>
            <text:p>3="Sudeste"</text:p>
            <text:p>4="Sul"</text:p>
            <text:p>5="Centro-Oeste"</text:p>
          </table:table-cell>
          <table:table-cell table:number-columns-repeated="16379" table:style-name="ce8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6">
            <text:p>COD_DEPENDENCIA</text:p>
          </table:table-cell>
          <table:table-cell office:value-type="string" table:style-name="ce6">
            <text:p>Dependência administrativ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unicipal"</text:p>
            <text:p>2 = "Estadual"</text:p>
            <text:p>3 = "Particular"</text:p>
          </table:table-cell>
          <table:table-cell table:number-columns-repeated="16379" table:style-name="ce8"/>
        </table:table-row>
        <table:table-row table:style-name="ro3">
          <table:table-cell office:value-type="float" office:value="3" table:style-name="ce13">
            <text:p>3</text:p>
          </table:table-cell>
          <table:table-cell office:value-type="string" table:style-name="ce14">
            <text:p>ESTRATO</text:p>
          </table:table-cell>
          <table:table-cell office:value-type="string" table:style-name="ce14">
            <text:p>Estrato amostral</text:p>
          </table:table-cell>
          <table:table-cell office:value-type="string" table:style-name="ce14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UPA</text:p>
          </table:table-cell>
          <table:table-cell office:value-type="string" table:style-name="ce6">
            <text:p>Unidade primaria de amostagem</text:p>
          </table:table-cell>
          <table:table-cell table:number-columns-repeated="2" table:style-name="ce6"/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SERIE01</text:p>
          </table:table-cell>
          <table:table-cell office:value-type="string" table:style-name="ce6">
            <text:p>O coordenador pedagógico é responsável pelo 5º ano do ensino fundamental (antiga 4ª série)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SERIE02</text:p>
          </table:table-cell>
          <table:table-cell office:value-type="string" table:style-name="ce6">
            <text:p>O coordenador pedagógico é responsável pelo 9º ano do ensino fundamental (antiga 8ª série)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SERIE03</text:p>
          </table:table-cell>
          <table:table-cell office:value-type="string" table:style-name="ce6">
            <text:p>O coordenador pedagógico é responsável pelo 2º ano do ensino médi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5">
          <table:table-cell table:style-name="ce7"/>
          <table:table-cell office:value-type="string" table:style-name="ce6">
            <text:p>SERIE_RESPON</text:p>
          </table:table-cell>
          <table:table-cell office:value-type="string" table:style-name="ce6">
            <text:p>Série na qual o coordenador pedagógico é a pessoa responsável e na qual ele está respondendo a pesquisa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5º ano do ensino fundamental"</text:p>
            <text:p>2 = "9º ano do ensino fundamental"</text:p>
            <text:p>3 = "2º ano do ensino médio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</text:p>
          </table:table-cell>
          <table:table-cell office:value-type="string" table:style-name="ce6">
            <text:p>Sexo do respond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Feminino"</text:p>
            <text:p>2 = "Masculino"</text:p>
          </table:table-cell>
          <table:table-cell table:number-columns-repeated="16379" table:style-name="ce8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P2</text:p>
          </table:table-cell>
          <table:table-cell office:value-type="string" table:style-name="ce6">
            <text:p>Idade do respond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9999999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3</text:p>
          </table:table-cell>
          <table:table-cell office:value-type="string" table:style-name="ce6">
            <text:p>Cor ou raça (classificação da população utilizada pelo IBGE)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Branca"</text:p>
            <text:p>2 = "Preta"</text:p>
            <text:p>3 = "Parda"</text:p>
            <text:p>4 = "Amarela"</text:p>
            <text:p>5 = "Indígena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RENDA_PESSOAL</text:p>
          </table:table-cell>
          <table:table-cell office:value-type="string" table:style-name="ce6">
            <text:p>Renda pessoal no último mês</text:p>
          </table:table-cell>
          <table:table-cell table:style-name="ce6"/>
          <table:table-cell office:value-type="string" table:style-name="ce6">
            <text:p>1 = Até R$ 998,00</text:p>
            <text:p>2 = De R$ 998,01 a R$ 1.996,00</text:p>
            <text:p>3 = De R$ 1.996,01 a R$ 2.994,00</text:p>
            <text:p>4 = De R$ 2.994,01 a R$ 4.990,00</text:p>
            <text:p>5 = De 4.990,01 a R$ 9.980,00</text:p>
            <text:p>6 = De R$ 9.980,01 a R$ 19.960,00</text:p>
            <text:p>7 = De R$ 19.960,01 a R$ 29.940,00</text:p>
            <text:p>8 = Mais de R$ 29.940,00</text:p>
            <text:p>9 = Recusa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RENDA_FAMILIAR</text:p>
          </table:table-cell>
          <table:table-cell office:value-type="string" table:style-name="ce6">
            <text:p>Renda familiar no último mês</text:p>
          </table:table-cell>
          <table:table-cell table:style-name="ce6"/>
          <table:table-cell office:value-type="string" table:style-name="ce6">
            <text:p>1 = Até R$ 998,00</text:p>
            <text:p>2 = De R$ 998,01 a R$ 1.996,00</text:p>
            <text:p>3 = De R$ 1.996,01 a R$ 2.994,00</text:p>
            <text:p>4 = De R$ 2.994,01 a R$ 4.990,00</text:p>
            <text:p>5 = De 4.990,01 a R$ 9.980,00</text:p>
            <text:p>6 = De R$ 9.980,01 a R$ 19.960,00</text:p>
            <text:p>7 = De R$ 19.960,01 a R$ 29.940,00</text:p>
            <text:p>8 = Mais de R$ 29.940,00</text:p>
            <text:p>9 = Recusa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RENDA_F_TAB</text:p>
          </table:table-cell>
          <table:table-cell office:value-type="string" table:style-name="ce6">
            <text:p>Renda Familiar tabelad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té 3 SM"</text:p>
            <text:p>2 = "Mais de 3 SM até 5 SM"</text:p>
            <text:p>3 = "Mais de 5 SM"</text:p>
            <text:p>9 = "Recus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RENDA_P_TAB</text:p>
          </table:table-cell>
          <table:table-cell office:value-type="string" table:style-name="ce6">
            <text:p>Renda Pessoal tabelad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té 3 SM"</text:p>
            <text:p>2 = "Mais de 3 SM até 5 SM"</text:p>
            <text:p>3 = "Mais de 5 SM"</text:p>
            <text:p>9 = "Recus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_A1</text:p>
          </table:table-cell>
          <table:table-cell office:value-type="string" table:style-name="ce6">
            <text:p>O coordenador pedagógico concluiu o ensino médio (antigo 2º grau)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_B1</text:p>
          </table:table-cell>
          <table:table-cell office:value-type="string" table:style-name="ce6">
            <text:p>O coordenador pedagógico concluiu o ensino Superior, por exemplo, faculdade de pedagogia, letras, matemática, etc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_C1</text:p>
          </table:table-cell>
          <table:table-cell office:value-type="string" table:style-name="ce6">
            <text:p>O coordenador pedagógico concluiu o curso de Especialização ou pós-gradu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9">
            <text:p>2</text:p>
          </table:table-cell>
          <table:table-cell office:value-type="string" table:style-name="ce9">
            <text:p>P4_J</text:p>
          </table:table-cell>
          <table:table-cell office:value-type="string" table:style-name="ce9">
            <text:p>O coordenador pedagógico concluiu o mestrado?</text:p>
          </table:table-cell>
          <table:table-cell office:value-type="string" table:style-name="ce9">
            <text:p>Numérico</text:p>
          </table:table-cell>
          <table:table-cell office:value-type="string" table:style-name="ce9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9">
            <text:p>2</text:p>
          </table:table-cell>
          <table:table-cell office:value-type="string" table:style-name="ce9">
            <text:p>P4_K</text:p>
          </table:table-cell>
          <table:table-cell office:value-type="string" table:style-name="ce9">
            <text:p>O coordenador pedagógico concluiu o doutorado?</text:p>
          </table:table-cell>
          <table:table-cell office:value-type="string" table:style-name="ce9">
            <text:p>Numérico</text:p>
          </table:table-cell>
          <table:table-cell office:value-type="string" table:style-name="ce9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6</text:p>
          </table:table-cell>
          <table:table-cell office:value-type="string" table:style-name="ce6">
            <text:p>O coordenador pedagógico já usou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7</text:p>
          </table:table-cell>
          <table:table-cell office:value-type="string" table:style-name="ce6">
            <text:p>Quando o coordenador pedagógico usou a Internet pela última vez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Há menos de 3 meses"</text:p>
            <text:p>2 = "Entre 3 e 12 meses"</text:p>
            <text:p>3 = Mais de 12 meses atrás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8</text:p>
          </table:table-cell>
          <table:table-cell office:value-type="string" table:style-name="ce6">
            <text:p>A escola tem acess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9_A</text:p>
          </table:table-cell>
          <table:table-cell office:value-type="string" table:style-name="ce6">
            <text:p>O projeto pedagógico dessa escola prevê o uso de Internet para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9_B</text:p>
          </table:table-cell>
          <table:table-cell office:value-type="string" table:style-name="ce6">
            <text:p>O projeto pedagógico dessa escola contém orientações sobre como usar a Internet nas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10_B</text:p>
          </table:table-cell>
          <table:table-cell office:value-type="string" table:style-name="ce6">
            <text:p>Qual ação o coordenador pedagógico considera prioritária para integrar o uso do computador e Internet em práticas pedagógic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umentar o número de computadores por aluno"</text:p>
            <text:p>2 = "Aumentar o número de computadores conectados à Internet"</text:p>
            <text:p>3 = "Aumentar a velocidade de acesso à Internet"</text:p>
            <text:p>4 = "Melhorar as habilidades e competências dos professores no uso das tecnologias"</text:p>
            <text:p>5 = "Melhorar as habilidades e competências dos alunos no uso das tecnologias"</text:p>
            <text:p>6 = "Desenvolver novas práticas de ensino que envolvam o uso de computador e Internet"</text:p>
            <text:p>7 = "Outra"</text:p>
            <text:p>96 = "Nenhuma dessas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</text:p>
          </table:table-cell>
          <table:table-cell office:value-type="string" table:style-name="ce6">
            <text:p>Nos últimos 12 meses, a escola realizou alguma formação para professores sobre o uso de computador e Internet nas prática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A_A</text:p>
          </table:table-cell>
          <table:table-cell office:value-type="string" table:style-name="ce6">
            <text:p>Nos últimos 12 meses, você participou de cursos, debates ou palestras sobre diretrizes curriculares para o uso de tecnologias em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A_B</text:p>
          </table:table-cell>
          <table:table-cell office:value-type="string" table:style-name="ce6">
            <text:p>Nos últimos 12 meses, você participou de cursos, debates ou palestras sobre programas de computador ou aplicativos de criação de conteúdo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A_C</text:p>
          </table:table-cell>
          <table:table-cell office:value-type="string" table:style-name="ce6">
            <text:p>Nos últimos 12 meses, você participou de cursos, debates ou palestras sobre uso de tecnologias na avaliação d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A_D</text:p>
          </table:table-cell>
          <table:table-cell office:value-type="string" table:style-name="ce6">
            <text:p>Nos últimos 12 meses, você participou de cursos, debates ou palestras sobre licenças de uso de recursos educacionais obti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A_E</text:p>
          </table:table-cell>
          <table:table-cell office:value-type="string" table:style-name="ce6">
            <text:p>Nos últimos 12 meses, você participou de cursos, debates ou palestras sobre uso de tecnologias em novas práticas de ensi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A_F</text:p>
          </table:table-cell>
          <table:table-cell office:value-type="string" table:style-name="ce6">
            <text:p>Nos últimos 12 meses, você participou de cursos, debates ou palestras sobre divulgação de dados dos alunos e da escola na Internet, como por exemplo, fotos, vídeos, textos ou dados pesso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B_A</text:p>
          </table:table-cell>
          <table:table-cell office:value-type="string" table:style-name="ce6">
            <text:p>E nos últimos 12 meses, esta escola promoveu algum curso, debate ou palestra sobre diretrizes curriculares para o uso de tecnologias em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B_B</text:p>
          </table:table-cell>
          <table:table-cell office:value-type="string" table:style-name="ce6">
            <text:p>E nos últimos 12 meses, esta escola promoveu algum curso, debate ou palestra sobre programas de computador ou aplicativos de criação de conteúdo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B_C</text:p>
          </table:table-cell>
          <table:table-cell office:value-type="string" table:style-name="ce6">
            <text:p>E nos últimos 12 meses, esta escola promoveu algum curso, debate ou palestra sobre uso de tecnologias na avaliação d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B_D</text:p>
          </table:table-cell>
          <table:table-cell office:value-type="string" table:style-name="ce6">
            <text:p>E nos últimos 12 meses, esta escola promoveu algum curso, debate ou palestra sobre licenças de uso de recursos educacionais obti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B_E</text:p>
          </table:table-cell>
          <table:table-cell office:value-type="string" table:style-name="ce6">
            <text:p>E nos últimos 12 meses, esta escola promoveu algum curso, debate ou palestra sobre uso de tecnologias em novas práticas de ensi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1B_F</text:p>
          </table:table-cell>
          <table:table-cell office:value-type="string" table:style-name="ce6">
            <text:p>E nos últimos 12 meses, esta escola promoveu algum curso, debate ou palestra sobre divulgação de dados dos alunos e da escola na Internet, como por exemplo, fotos, vídeos, textos ou dados pesso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2</text:p>
          </table:table-cell>
          <table:table-cell office:value-type="string" table:style-name="ce6">
            <text:p>No processo de escolha do material didático, a escola dá preferência a livros didáticos ou apostilas que venham acompanhados de material digital, que possam ser utilizados no computador ou na Internet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3A_A</text:p>
          </table:table-cell>
          <table:table-cell office:value-type="string" table:style-name="ce6">
            <text:p>Você concorda, não concorda nem discorda ou discorda que os professores dessa escola usam a Internet nas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3A_B</text:p>
          </table:table-cell>
          <table:table-cell office:value-type="string" table:style-name="ce6">
            <text:p>Você concorda, não concorda nem discorda ou discorda que os professores dessa escola sabem como usar a Internet nas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3A_C</text:p>
          </table:table-cell>
          <table:table-cell office:value-type="string" table:style-name="ce6">
            <text:p>Você concorda, não concorda nem discorda ou discorda que a velocidade da Internet dessa escola possibilita o seu uso nas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3A_D</text:p>
          </table:table-cell>
          <table:table-cell office:value-type="string" table:style-name="ce6">
            <text:p>Você concorda, não concorda nem discorda ou discorda que os professores dessa escola receberam formação para trabalhar com computador e Internet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3A_E</text:p>
          </table:table-cell>
          <table:table-cell office:value-type="string" table:style-name="ce6">
            <text:p>Você concorda, não concorda nem discorda ou discorda que os alunos dessa escola usam a Internet nas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4_A</text:p>
          </table:table-cell>
          <table:table-cell office:value-type="string" table:style-name="ce6">
            <text:p>O quanto concorda que os professores passaram a adotar novos métodos pedagógic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4_B</text:p>
          </table:table-cell>
          <table:table-cell office:value-type="string" table:style-name="ce6">
            <text:p>O quanto concorda que os professores passaram a fazer avaliações mais individualizadas d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4_C</text:p>
          </table:table-cell>
          <table:table-cell office:value-type="string" table:style-name="ce6">
            <text:p>O quanto concorda que os professores passaram a ter acesso a materiais mais diversificados / de melhor qualidad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4_D</text:p>
          </table:table-cell>
          <table:table-cell office:value-type="string" table:style-name="ce6">
            <text:p>O quanto concorda que os professores passaram a colaborar mais com outros colega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4_E</text:p>
          </table:table-cell>
          <table:table-cell office:value-type="string" table:style-name="ce6">
            <text:p>O quanto concorda que os professores passaram a ter contato com educadores e com especialistas de outras esco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4_F</text:p>
          </table:table-cell>
          <table:table-cell office:value-type="string" table:style-name="ce6">
            <text:p>O quanto concorda que os professores passaram a cumprir suas tarefas administrativas com maior facilidad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4_G</text:p>
          </table:table-cell>
          <table:table-cell office:value-type="string" table:style-name="ce6">
            <text:p>O quanto concorda que a quantidade de trabalho dos professores diminuiu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o"</text:p>
            <text:p>2 = "Nem concordo, nem discordo"</text:p>
            <text:p>3 = "Discordo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5_A</text:p>
          </table:table-cell>
          <table:table-cell office:value-type="string" table:style-name="ce6">
            <text:p>Por conta da introdução do computador e da Internet a escola passou a discutir com os professores sobre o uso do computador e da Internet em novas práticas de ensi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5_B</text:p>
          </table:table-cell>
          <table:table-cell office:value-type="string" table:style-name="ce6">
            <text:p>Por conta da introdução do computador e da Internet a escola passou a consultar os professores sobre suas expectativas de mudanças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5_C</text:p>
          </table:table-cell>
          <table:table-cell office:value-type="string" table:style-name="ce6">
            <text:p>Por conta da introdução do computador e da Internet a escola passou a debater com os alunos sobre as mudanças nas atividades em class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5_D</text:p>
          </table:table-cell>
          <table:table-cell office:value-type="string" table:style-name="ce6">
            <text:p>Por conta da introdução do computador e da Internet a escola passou a debater com os pais sobre as mudanças nas atividades em class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5_E</text:p>
          </table:table-cell>
          <table:table-cell office:value-type="string" table:style-name="ce6">
            <text:p>Por conta da introdução do computador e da Internet a escola passou a orientar aos pais sobre como utilizar a Internet com seguranç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6_A</text:p>
          </table:table-cell>
          <table:table-cell office:value-type="string" table:style-name="ce6">
            <text:p>Grau de dificuldade em utilizar a Internet para fins pedagógicos por ausência de suporte técnico e manutenção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6_B</text:p>
          </table:table-cell>
          <table:table-cell office:value-type="string" table:style-name="ce6">
            <text:p>Grau de dificuldade em utilizar a Internet para fins pedagógicos por falta de apoio pedagógico aos professores para o uso da Internet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6_C</text:p>
          </table:table-cell>
          <table:table-cell office:value-type="string" table:style-name="ce6">
            <text:p>Grau de dificuldade em utilizar a Internet para fins pedagógicos por número insuficiente de computadores conectados à Internet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6_D</text:p>
          </table:table-cell>
          <table:table-cell office:value-type="string" table:style-name="ce6">
            <text:p>Grau de dificuldade em utilizar a Internet para fins pedagógicos por baixa velocidade na conexão de Internet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6_E</text:p>
          </table:table-cell>
          <table:table-cell office:value-type="string" table:style-name="ce6">
            <text:p>Grau de dificuldade em utilizar a Internet para fins pedagógicos por número insuficiente de computadores por aluno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6_F</text:p>
          </table:table-cell>
          <table:table-cell office:value-type="string" table:style-name="ce6">
            <text:p>Grau de dificuldade em utilizar a Internet para fins pedagógicos por equipamentos obsoletos/ultrapassados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6_G</text:p>
          </table:table-cell>
          <table:table-cell office:value-type="string" table:style-name="ce6">
            <text:p>Grau de dificuldade em utilizar a Internet para fins pedagógicos por pressão/falta de tempo para cumprir com o conteúdo previsto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6_H</text:p>
          </table:table-cell>
          <table:table-cell office:value-type="string" table:style-name="ce6">
            <text:p>Grau de dificuldade em utilizar a Internet para fins pedagógicos por pressão para conseguir boas notas nas avaliações de desempenho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7_A</text:p>
          </table:table-cell>
          <table:table-cell office:value-type="string" table:style-name="ce6">
            <text:p>Considerando o planejamento e as atividades desenvolvidas, esta escola promoveu atividades que orientassem os alunos a enfrentar situações ocorridas na Internet relacionadas a bullying, discriminação, assédio, disseminação de imagens sem consentimento dele, entre outr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7_B</text:p>
          </table:table-cell>
          <table:table-cell office:value-type="string" table:style-name="ce6">
            <text:p>Considerando o planejamento e as atividades desenvolvidas, esta escola estimulou seus alunos a debaterem sobre problemas que enfrentam na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7_C</text:p>
          </table:table-cell>
          <table:table-cell office:value-type="string" table:style-name="ce6">
            <text:p>Considerando o planejamento e as atividades desenvolvidas, esta escola promoveu um debate com os alunos sobre como usar a Internet de forma segur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7_D</text:p>
          </table:table-cell>
          <table:table-cell office:value-type="string" table:style-name="ce6">
            <text:p>Considerando o planejamento e as atividades desenvolvidas, esta escola promoveu atividades para os professores sobre como orientar os alunos para o uso segur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number-rows-repeated="1048502" table:style-name="ro3">
          <table:table-cell table:number-columns-repeated="16384"/>
        </table:table-row>
      </table:table>
      <table:named-expressions>
        <table:named-expression table:name="Excel_BuiltIn__FilterDatabase_1" table:expression="of:=[.#REF!]" table:base-cell-address="TIC_EDU_2019_-_Coordenador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2_nfase1" style:display-name="20% - Ênfase1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2" style:display-name="20% - Ênfase2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3" style:display-name="20% - Ênfase3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4" style:display-name="20% - Ênfase4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5" style:display-name="20% - Ênfase5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6" style:display-name="20% - Ênfase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1" style:display-name="40% - Ênfase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2" style:display-name="40% - Ênfase2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3" style:display-name="40% - Ênfase3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4" style:display-name="40% - Ênfase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5" style:display-name="40% - Ênfase5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6" style:display-name="40% - Ênfase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2" style:display-name="60% - Ênfase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3" style:display-name="60% - Ênfase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4" style:display-name="60% - Ênfase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5" style:display-name="60% - Ênfase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6" style:display-name="60% - Ênfase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Bom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_202_nfase1" style:display-name="Ênfase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2" style:display-name="Ênfase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3" style:display-name="Ênfase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4" style:display-name="Ênfase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5" style:display-name="Ênfase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6" style:display-name="Ênfase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Entrada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_32_2_32_2" style:display-name="Normal 2 2 2 2" style:family="table-cell" style:data-style-name="N0"/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ta_32_2" style:display-name="Nota 2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style141209930404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xto_32_de_32_Aviso" style:display-name="Texto de Aviso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Texto_32_Explicativo" style:display-name="Texto Explicativo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Emerson</meta:initial-creator>
    <dc:creator>Fabricio Torres</dc:creator>
    <meta:creation-date>2013-10-08T19:05:20Z</meta:creation-date>
    <dc:date>2021-01-11T13:07:51Z</dc:date>
    <meta:print-date>2019-07-16T13:15:06Z</meta:print-date>
    <meta:editing-duration>PT0S</meta:editing-duration>
    <meta:user-defined meta:name="WorkbookGuid">1fdeaa1b-1065-44c6-a12d-c0357563eb42</meta:user-defined>
  </office:meta>
</office:document-meta>
</file>